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Messung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string" calcext:value-type="string">
            <text:p>UDP</text:p>
          </table:table-cell>
          <table:table-cell/>
          <table:table-cell>
            <draw:frame table:end-cell-address="Tabellenblatt1.K23" table:end-x="1.767cm" table:end-y="0.343cm" draw:z-index="0" draw:name="Chart 1" draw:style-name="gr1" draw:text-style-name="P1" svg:width="18.573cm" svg:height="11.482cm" svg:x="0.159cm" svg:y="0.531cm">
              <draw:object draw:notify-on-update-of-ranges="Tabellenblatt1.A2:Tabellenblatt1.A2 Tabellenblatt1.A3:Tabellenblatt1.A12 Tabellenblatt1.B2:Tabellenblatt1.B2 Tabellenblatt1.B3:Tabellenblatt1.B12 Tabellenblatt1.C2:Tabellenblatt1.C2 Tabellenblatt1.C3:Tabellenblatt1.C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3" calcext:value-type="float">
            <text:p>0,063</text:p>
          </table:table-cell>
          <table:table-cell table:style-name="ce4" office:value-type="float" office:value="0.066" calcext:value-type="float">
            <text:p>0,066</text:p>
          </table:table-cell>
          <table:table-cell table:number-columns-repeated="6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63" calcext:value-type="float">
            <text:p>0,063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6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42" calcext:value-type="float">
            <text:p>0,042</text:p>
          </table:table-cell>
          <table:table-cell table:number-columns-repeated="6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5" calcext:value-type="float">
            <text:p>0,085</text:p>
          </table:table-cell>
          <table:table-cell table:style-name="ce1" office:value-type="float" office:value="0.061" calcext:value-type="float">
            <text:p>0,061</text:p>
          </table:table-cell>
          <table:table-cell table:number-columns-repeated="6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6" calcext:value-type="float">
            <text:p>0,066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9" calcext:value-type="float">
            <text:p>0,059</text:p>
          </table:table-cell>
          <table:table-cell table:style-name="ce1" office:value-type="float" office:value="0.042" calcext:value-type="float">
            <text:p>0,042</text:p>
          </table:table-cell>
          <table:table-cell table:number-columns-repeated="6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2" calcext:value-type="float">
            <text:p>0,062</text:p>
          </table:table-cell>
          <table:table-cell table:style-name="ce1" office:value-type="float" office:value="0.043" calcext:value-type="float">
            <text:p>0,043</text:p>
          </table:table-cell>
          <table:table-cell table:number-columns-repeated="6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42" calcext:value-type="float">
            <text:p>0,042</text:p>
          </table:table-cell>
          <table:table-cell table:number-columns-repeated="6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0.042" calcext:value-type="float">
            <text:p>0,042</text:p>
          </table:table-cell>
          <table:table-cell table:number-columns-repeated="6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43" calcext:value-type="float">
            <text:p>0,043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Durchschnitt</text:p>
          </table:table-cell>
          <table:table-cell table:style-name="ce2" table:formula="of:=AVERAGE([.B3:.B12])" office:value-type="float" office:value="0.0642" calcext:value-type="float">
            <text:p>0,0642</text:p>
          </table:table-cell>
          <table:table-cell table:style-name="ce5" table:formula="of:=AVERAGE([.C3:.C12])" office:value-type="float" office:value="0.046" calcext:value-type="float">
            <text:p>0,0460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tandardabweichung</text:p>
          </table:table-cell>
          <table:table-cell table:style-name="ce3" table:formula="of:=STDEV([.B3:.B12])" office:value-type="float" office:value="0.00762743585864724" calcext:value-type="float">
            <text:p>0,0076</text:p>
          </table:table-cell>
          <table:table-cell table:style-name="ce3" table:formula="of:=STDEV([.C3:.C12])" office:value-type="float" office:value="0.00938083151964686" calcext:value-type="float">
            <text:p>0,0094</text:p>
          </table:table-cell>
          <table:table-cell table:number-columns-repeated="61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11:58:56.073815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27T12:02:40.310617651</dc:date>
    <meta:editing-duration>PT3M44S</meta:editing-duration>
    <meta:editing-cycles>1</meta:editing-cycles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8.574cm" svg:height="11.483cm" xlink:href=".." xlink:type="simple" chart:class="chart:line" chart:style-name="ch1">
        <chart:legend chart:legend-position="top" svg:x="7.452cm" svg:y="0.185cm" style:legend-expansion="wide" chart:style-name="ch2"/>
        <chart:plot-area chart:style-name="ch3" table:cell-range-address="Tabellenblatt1.A2:Tabellenblatt1.C12" chart:data-source-has-labels="both" svg:x="1.431cm" svg:y="1.012cm" svg:width="16.772cm" svg:height="9.212cm">
          <chartooo:coordinate-region svg:x="2.193cm" svg:y="1.211cm" svg:width="15.823cm" svg:height="8.516cm"/>
          <chart:axis chart:dimension="x" chart:name="primary-x" chart:style-name="ch4" chartooo:axis-type="text">
            <chart:title svg:x="9.052cm" svg:y="10.454cm" chart:style-name="ch5">
              <text:p>Messung</text:p>
            </chart:title>
            <chart:categories table:cell-range-address="Tabellenblatt1.A3:Tabellenblatt1.A12"/>
            <chart:grid chart:style-name="ch6" chart:class="major"/>
          </chart:axis>
          <chart:axis chart:dimension="y" chart:name="primary-y" chart:style-name="ch7">
            <chart:title svg:x="0.451cm" svg:y="6.979cm" chart:style-name="ch8">
              <text:p>Zeit in Sekunden</text:p>
            </chart:title>
            <chart:grid chart:style-name="ch9" chart:class="major"/>
          </chart:axis>
          <chart:series chart:style-name="ch10" chart:values-cell-range-address="Tabellenblatt1.B3:Tabellenblatt1.B12" chart:label-cell-address="Tabellenblatt1.B2:Tabellenblatt1.B2" chart:class="chart:line">
            <chart:data-point chart:repeated="10"/>
          </chart:series>
          <chart:series chart:style-name="ch11" chart:values-cell-range-address="Tabellenblatt1.C3:Tabellenblatt1.C12" chart:label-cell-address="Tabellenblatt1.C2:Tabellenblatt1.C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Tabellenblatt1.B2:Tabellenblatt1.B2</svg:desc>
                </draw:g>
              </table:table-cell>
              <table:table-cell office:value-type="string">
                <text:p>UDP</text:p>
                <draw:g>
                  <svg:desc>Tabellenblatt1.C2:Tabellenblat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nblatt1.A3:Tabellenblatt1.A12</svg:desc>
                </draw:g>
              </table:table-cell>
              <table:table-cell office:value-type="float" office:value="0.063">
                <text:p>0.063</text:p>
                <draw:g>
                  <svg:desc>Tabellenblatt1.B3:Tabellenblatt1.B12</svg:desc>
                </draw:g>
              </table:table-cell>
              <table:table-cell office:value-type="float" office:value="0.066">
                <text:p>0.066</text:p>
                <draw:g>
                  <svg:desc>Tabellenblatt1.C3:Tabellenblatt1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3">
                <text:p>0.06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5">
                <text:p>0.08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6">
                <text:p>0.06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9">
                <text:p>0.05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2">
                <text:p>0.06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4">
                <text:p>0.0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